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и</text:p>
      <text:p text:style-name="Standard"/>
      <text:p text:style-name="Standard">Здесь содержаться идеи, которые могут войти в концепт игры.</text:p>
      <text:p text:style-name="Standard"/>
      <text:p text:style-name="Standard">Идея 1. Автор: <text:span text:style-name="T1">Jackvo</text:span></text:p>
      <text:p text:style-name="Standard"/>
      <text:p text:style-name="Standard">Ввести юнитов только с одной ролью. Нанесение урона, лечение, дебафы, бафы, деф.</text:p>
      <text:p text:style-name="Standard"/>
      <text:p text:style-name="Standard">Идея 2. <text:span text:style-name="T2">Автор: </text:span><text:span text:style-name="T1">Jackvo</text:span></text:p>
      <text:p text:style-name="Standard"/>
      <text:p text:style-name="Standard">У каждого юнита будет предрасположенность к определённому виду оружия или магии. После битвы он будет выбирать из выбитого лута нужные ему вещи. Возможны случаи смена класса, когда вы купили воина а он предпочитает лук или посох. Тем самым будут уникальные юниты.</text:p>
      <text:p text:style-name="Standard"/>
      <text:p text:style-name="Standard">Идея 3. <text:span text:style-name="T2">Автор: </text:span><text:span text:style-name="T1">Jackvo</text:span></text:p>
      <text:p text:style-name="Standard"><text:span text:style-name="T1"/></text:p>
      <text:p text:style-name="P2">У каждого юнита будет своё окно развития и разкзак. В его меню можно посмотреть прокачанные навыки и насколько он овладел тем или иным умением.</text:p>
      <text:p text:style-name="P2"/>
      <text:p text:style-name="P2">Идея 4. Автор: <text:span text:style-name="T1">Jackvo</text:span></text:p>
      <text:p text:style-name="P2"><text:span text:style-name="T1"/></text:p>
      <text:p text:style-name="P2">Иерархия юнитов. Юнитов можно будет назначить на офицерские звания. Это будет давать свои плюсы и минусы(повышенный опыт за смерть, бафы для союзников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20:30:33.14</meta:creation-date>
    <meta:document-statistic meta:table-count="0" meta:image-count="0" meta:object-count="0" meta:page-count="1" meta:paragraph-count="10" meta:word-count="125" meta:character-count="785"/>
    <dc:date>2018-04-01T20:41:05.12</dc:date>
    <meta:editing-duration>PT10M32S</meta:editing-duration>
    <meta:editing-cycles>1</meta:editing-cycles>
    <meta:generator>OpenOffice/4.1.3$Win32 OpenOffice.org_project/413m1$Build-9783</meta:generator>
  </office:meta>
</office:document-meta>
</file>